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font-name="Liberation Serif1" fo:font-size="18pt" fo:language="fr" fo:country="FR" style:text-underline-style="solid" style:text-underline-width="auto" style:text-underline-color="font-color" fo:font-weight="bold"/>
    </style:style>
    <style:style style:name="P2" style:family="paragraph" style:parent-style-name="Normal">
      <style:text-properties fo:font-size="18pt" style:text-underline-style="solid" style:text-underline-width="auto" style:text-underline-color="font-color" fo:font-weight="bold"/>
    </style:style>
    <style:style style:name="P3" style:family="paragraph" style:parent-style-name="Normal">
      <style:text-properties fo:font-size="18pt" fo:font-weight="bold"/>
    </style:style>
    <style:style style:name="P4" style:family="paragraph" style:parent-style-name="Normal">
      <style:text-properties fo:color="#2a6099" loext:opacity="100%" fo:font-size="18pt" fo:font-weight="bold"/>
    </style:style>
    <style:style style:name="P5" style:family="paragraph" style:parent-style-name="Normal">
      <style:text-properties fo:color="#000000" loext:opacity="100%" fo:font-size="18pt" fo:font-weight="bold"/>
    </style:style>
    <style:style style:name="P6" style:family="paragraph" style:parent-style-name="Normal">
      <style:text-properties fo:color="#55308d" loext:opacity="100%" fo:font-size="18pt" style:text-underline-style="solid" style:text-underline-width="auto" style:text-underline-color="font-color" fo:font-weight="bold"/>
    </style:style>
    <style:style style:name="P7" style:family="paragraph" style:parent-style-name="Normal">
      <style:text-properties fo:color="#000000" loext:opacity="100%" fo:font-size="18pt" fo:font-weight="bold"/>
    </style:style>
    <style:style style:name="P8" style:family="paragraph" style:parent-style-name="Normal">
      <style:text-properties fo:color="#000000" loext:opacity="100%" fo:font-size="18pt" fo:font-weight="normal"/>
    </style:style>
    <style:style style:name="P9" style:family="paragraph" style:parent-style-name="Normal">
      <style:text-properties fo:color="#000000" loext:opacity="100%" fo:font-size="18pt" fo:font-weight="normal" officeooo:paragraph-rsid="00097531"/>
    </style:style>
    <style:style style:name="P10" style:family="paragraph" style:parent-style-name="Normal">
      <style:text-properties fo:color="#000000" loext:opacity="100%" fo:font-size="18pt" fo:font-weight="normal" officeooo:paragraph-rsid="000c737b"/>
    </style:style>
    <style:style style:name="P11" style:family="paragraph" style:parent-style-name="Normal">
      <style:text-properties fo:color="#000000" loext:opacity="100%" fo:font-size="18pt" fo:font-weight="normal" officeooo:rsid="000c737b" officeooo:paragraph-rsid="000c737b"/>
    </style:style>
    <style:style style:name="P12" style:family="paragraph" style:parent-style-name="Normal">
      <style:text-properties fo:color="#000000" loext:opacity="100%" fo:font-size="18pt" fo:font-weight="normal" officeooo:rsid="000dc784" officeooo:paragraph-rsid="000dc784"/>
    </style:style>
    <style:style style:name="P13" style:family="paragraph" style:parent-style-name="Normal">
      <style:text-properties fo:color="#2a6099" loext:opacity="100%" fo:font-size="18pt" style:text-underline-style="solid" style:text-underline-width="auto" style:text-underline-color="font-color" fo:font-weight="bold"/>
    </style:style>
    <style:style style:name="P14" style:family="paragraph" style:parent-style-name="Normal">
      <style:text-properties fo:color="#2a6099" loext:opacity="100%" fo:font-size="18pt" fo:font-weight="bold"/>
    </style:style>
    <style:style style:name="P15" style:family="paragraph" style:parent-style-name="Normal">
      <style:text-properties fo:color="#2a6099" loext:opacity="100%" fo:font-size="18pt" fo:font-weight="bold" officeooo:rsid="000dc784" officeooo:paragraph-rsid="000dc784"/>
    </style:style>
    <style:style style:name="T1" style:family="text">
      <style:text-properties fo:color="#000000" loext:opacity="100%"/>
    </style:style>
    <style:style style:name="T2" style:family="text">
      <style:text-properties fo:color="#000000" loext:opacity="100%" style:font-name="Liberation Serif1" fo:language="fr" fo:country="FR" fo:font-weight="normal"/>
    </style:style>
    <style:style style:name="T3" style:family="text">
      <style:text-properties fo:color="#000000" loext:opacity="100%" style:font-name="Liberation Serif1" fo:language="fr" fo:country="FR" fo:font-weight="normal" officeooo:rsid="000dc784"/>
    </style:style>
    <style:style style:name="T4" style:family="text">
      <style:text-properties fo:color="#000000" loext:opacity="100%" style:font-name="Liberation Serif1" fo:language="fr" fo:country="FR" fo:font-weight="normal" officeooo:rsid="000af612"/>
    </style:style>
    <style:style style:name="T5" style:family="text">
      <style:text-properties fo:color="#000000" loext:opacity="100%" fo:font-weight="normal"/>
    </style:style>
    <style:style style:name="T6" style:family="text">
      <style:text-properties fo:color="#000000" loext:opacity="100%" fo:font-weight="normal" officeooo:rsid="000dc784"/>
    </style:style>
    <style:style style:name="T7" style:family="text">
      <style:text-properties fo:color="#000000" loext:opacity="100%" fo:font-weight="normal" officeooo:rsid="000af612"/>
    </style:style>
    <style:style style:name="T8" style:family="text">
      <style:text-properties fo:color="#2a6099" loext:opacity="100%"/>
    </style:style>
    <style:style style:name="T9" style:family="text">
      <style:text-properties fo:color="#993300" loext:opacity="100%"/>
    </style:style>
    <style:style style:name="T10" style:family="text">
      <style:text-properties fo:color="#0000ff" loext:opacity="100%"/>
    </style:style>
    <style:style style:name="T11" style:family="text">
      <style:text-properties style:text-underline-style="solid" style:text-underline-width="auto" style:text-underline-color="font-color"/>
    </style:style>
    <style:style style:name="T12" style:family="text">
      <style:text-properties fo:color="#00a933" loext:opacity="100%"/>
    </style:style>
    <style:style style:name="T13" style:family="text">
      <style:text-properties fo:color="#55308d" loext:opacity="100%"/>
    </style:style>
    <style:style style:name="T14" style:family="text">
      <style:text-properties officeooo:rsid="00097531"/>
    </style:style>
    <style:style style:name="T15" style:family="text">
      <style:text-properties style:font-name="Liberation Serif1" fo:language="fr" fo:country="FR" officeooo:rsid="000c737b"/>
    </style:style>
    <style:style style:name="T16" style:family="text">
      <style:text-properties officeooo:rsid="000c737b"/>
    </style:style>
    <style:style style:name="T17" style:family="text">
      <style:text-properties officeooo:rsid="000e3a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text:span text:style-name="T8"><text:s text:c="66"/>23</text:span><text:span text:style-name="T1">/</text:span><text:span text:style-name="T9">05</text:span><text:span text:style-name="T1">/</text:span><text:span text:style-name="T10">2022</text:span></text:p>
        <text:p text:style-name="P1"/>
        <text:p text:style-name="P3"/>
        <text:p text:style-name="P3"><text:tab/><text:tab/> <text:s text:c="9"/><text:span text:style-name="T11">PROJET DE</text:span></text:p>
        <text:p text:style-name="P3"><text:s text:c="13"/><text:span text:style-name="T11">PROGRAMMATION 2 </text:span></text:p>
        <text:p text:style-name="P3"/>
        <text:p text:style-name="P3"/>
        <text:p text:style-name="P3"/>
        <text:p text:style-name="P2"><text:span text:style-name="T12"><text:s text:c="34"/></text:span><text:span text:style-name="T10">RIC</text:span><text:span text:style-name="T12">OSH</text:span><text:span text:style-name="T1">EEP</text:span></text:p>
        <text:p text:style-name="P2"/>
        <text:p text:style-name="P2"><text:span text:style-name="T12">GROUPE : </text:span><text:span text:style-name="T13">TP1</text:span><text:span text:style-name="T1">_</text:span><text:span text:style-name="T13">8</text:span></text:p>
        <text:p text:style-name="P2"/>
        <text:p text:style-name="P6">MEMBRES :</text:p>
        <text:p text:style-name="P4"><text:tab/><text:span text:style-name="T1">OUEDRAOGO GILCHRIST</text:span></text:p>
        <text:p text:style-name="P5"><text:tab/>LOIC BOUVIL</text:p>
        <text:p text:style-name="P4"/>
        <text:p text:style-name="P4"/>
        <text:p text:style-name="P13">I- LANCEMENT DU PROGRAMME</text:p>
        <text:p text:style-name="P4"/>
        <text:p text:style-name="P8">Pour lancer le programme, il faut tout d’abord charger le fichier contenant toutes les éléments nécessaire à l’exécution du programme. C’est à dire, les éléments tel que les images(«grass.png» , «sheep.pg») et les fichiers text(«map1.txt» , «wide1.txt», «big1.txt» ) permettant de faire le plateau.</text:p>
        <text:p text:style-name="P12">Le programme se divise en trois fichiers , « ricosheep.py » le programme principal, « gui.py » contenant les fonctions de la partie graphique et « fonctions.py » contenant les fonctions permettant de faire fonctionner le jeu .</text:p>
        <text:p text:style-name="P4"/>
        <text:p text:style-name="P4"/>
        <text:p text:style-name="P4"/>
        <text:p text:style-name="P13"/>
        <text:p text:style-name="P4"/>
        <text:p text:style-name="P4"/>
        <text:p text:style-name="P4"/>
        <text:p text:style-name="P4"><text:soft-page-break/></text:p>
        <text:p text:style-name="P13">II- NAVIGATION DANS LES MENUS</text:p>
        <text:p text:style-name="P4"/>
        <text:p text:style-name="P4"><text:span text:style-name="T3">A</text:span><text:span text:style-name="T5">près avoir </text:span><text:span text:style-name="T6">exécuter</text:span><text:span text:style-name="T5"> le module ‘</text:span><text:span text:style-name="T2">ricosheep.py’,</text:span><text:span text:style-name="T5"> le menu <text:s/></text:span><text:span text:style-name="T6">principal </text:span><text:span text:style-name="T5"><text:s/>s’affiche, <text:s/></text:span><text:span text:style-name="T6">s</text:span><text:span text:style-name="T5">ur ce dernier nous pouvons choisir <text:s/>de jouer </text:span><text:span text:style-name="T6">directement avec les plateaux prédéfinis</text:span><text:span text:style-name="T5"> </text:span><text:span text:style-name="T7">ou de modifier la taille de la fenêtre </text:span><text:span text:style-name="T6">ou de charger un nouveau plateau</text:span><text:span text:style-name="T7"> dans les paramètres.</text:span><text:span text:style-name="T5">Si l’on </text:span><text:span text:style-name="T4">choisi</text:span><text:span text:style-name="T5"> de </text:span><text:span text:style-name="T4">jouer , trois tailles de plateau sont proposées </text:span><text:span text:style-name="T5">, </text:span><text:span text:style-name="T7">et dans chacune des tailles, trois plateaux différents sont proposés, ce qui compte pour un total de neufs plateaux différents. Une fois le jeu commencé, il suffit d’utiliser les flèches du clavier pour jouer, à la fin de la partie, on peut choisir de rejouer ou bien de quitter le jeu.</text:span></text:p>
        <text:p text:style-name="P15"><text:span text:style-name="T7">P</text:span><text:span text:style-name="T5">our importer un plateau, le fichier texte de celui-ci doit se trouver dans le même dossier que le programme et doit se nommer sous la forme « nom.txt », il suffit alors d’écrire le nom du fichier et il sera alors possible de jouer avec ce plateau .</text:span></text:p>
        <text:p text:style-name="P4"/>
        <text:p text:style-name="P4"/>
        <text:p text:style-name="P4"/>
        <text:p text:style-name="P4"/>
        <text:p text:style-name="P4"/>
        <text:p text:style-name="P13">I<text:span text:style-name="T17">II</text:span>- LANCEMENT DU JEU</text:p>
        <text:p text:style-name="P4"/>
        <text:p text:style-name="P9">Tout d’abord pour lancer la version graphique du jeu, il faut importer le module ‘ ricosheep.py’ qui lui m<text:span text:style-name="T14">ê</text:span>me importe un certain nombre de module tel que ‘fltk’ et le module contenant les fonctions graphiques.</text:p>
        <text:p text:style-name="P4"/>
        <text:p text:style-name="P4"/>
        <text:p text:style-name="P13"><text:span text:style-name="T17">I</text:span>V- ORGANISATION</text:p>
        <text:p text:style-name="P5"/>
        <text:p text:style-name="P8">Pour l’organisation, nous avons travaillés le plus souvent via Discord où l’on se transférait les avancés du projet. De plus des <text:soft-page-break/>heures de tp dédies au projet nous avons également travaillé à la bibliothèque.</text:p>
        <text:p text:style-name="P8">Souvent les recherches étaient faites de façon individuel (sur des taches bien précise pour chacun) et par la suite on mettait en commun via Discord les programmes, tout en corrigeant certains problèmes du programme. <text:span text:style-name="T14">Le travail à donc été réparti équitablement.</text:span></text:p>
        <text:p text:style-name="P4"/>
        <text:p text:style-name="P4"/>
        <text:p text:style-name="P13">V- PROBLEMES CONNUS ET RENCONTRES</text:p>
        <text:p text:style-name="P4"/>
        <text:p text:style-name="P8"><text:s/>- Nous avons rencontrés quelques problèmes avec l’utilisation du module fltk, car il nous arrivait souvent de ne pas pouvoir importé le module fltk sur nos machines personnelle. </text:p>
        <text:p text:style-name="P10">- Pour le choix du type de plateau, nous avons rencontrés des problèmes en voulant permettre à l’utilisateur de choisir son type d’interface(la taille du plateau) directement sur le Menu et ainsi adapter le menu à la map choisie par l’utilisateur. <text:span text:style-name="T16">Par exemple,</text:span></text:p>
        <text:p text:style-name="P11">si le plateau est trop grand, l’affichage est correct sur l’ordinateur de l’un mais pas sur celui de l’autre.</text:p>
        <text:p text:style-name="P10">- <text:s/><text:span text:style-name="T15">N</text:span>ous avons <text:span text:style-name="T14">travailler sur</text:span> un solveur <text:span text:style-name="T14">mais nous n’avons pas réussi à le terminer. La fonction est quand même présente en commentaire dans le fichier « fonctions.py ».</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style:contextual-spacing="false" fo:line-height="115%"/>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fo:orphans="2" fo:widows="2" style:writing-mode="lr-tb"/>
      <style:text-properties style:font-name="Liberation Serif1" fo:font-family="'Liberation Serif'" fo:font-size="12pt" fo:language="fr" fo:country="F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Wed May 18 16:57:29 2022
</meta:creation-date>
    <dc:date>2022-05-22T23:47:41.785000000</dc:date>
    <meta:editing-duration>PT7M35S</meta:editing-duration>
    <meta:editing-cycles>2</meta:editing-cycles>
    <meta:document-statistic meta:table-count="0" meta:image-count="0" meta:object-count="0" meta:page-count="3" meta:paragraph-count="24" meta:word-count="497" meta:character-count="3127" meta:non-whitespace-character-count="2519"/>
  </office:meta>
</office:document-meta>
</file>